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dc55" officeooo:paragraph-rsid="00148c16"/>
    </style:style>
    <style:style style:name="P2" style:family="paragraph" style:parent-style-name="Text_20_body">
      <style:text-properties officeooo:rsid="00150e77" officeooo:paragraph-rsid="0011dc55"/>
    </style:style>
    <style:style style:name="P3" style:family="paragraph" style:parent-style-name="Heading_20_1">
      <style:text-properties officeooo:rsid="0018d12b"/>
    </style:style>
    <style:style style:name="P4" style:family="paragraph" style:parent-style-name="Heading_20_1">
      <style:text-properties officeooo:rsid="0011dc55" officeooo:paragraph-rsid="0011dc55"/>
    </style:style>
    <style:style style:name="P5" style:family="paragraph" style:parent-style-name="Heading_20_2">
      <style:text-properties officeooo:rsid="0011dc55" officeooo:paragraph-rsid="0011dc55"/>
    </style:style>
    <style:style style:name="P6" style:family="paragraph" style:parent-style-name="Heading_20_2">
      <style:text-properties officeooo:rsid="00191444" officeooo:paragraph-rsid="00191444"/>
    </style:style>
    <style:style style:name="T1" style:family="text">
      <style:text-properties officeooo:rsid="000ee19d"/>
    </style:style>
    <style:style style:name="T2" style:family="text">
      <style:text-properties style:use-window-font-color="true" fo:background-color="transparent" loext:char-shading-value="0"/>
    </style:style>
    <style:style style:name="T3" style:family="text">
      <style:text-properties officeooo:rsid="00128e4c"/>
    </style:style>
    <style:style style:name="T4" style:family="text">
      <style:text-properties officeooo:rsid="001a46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4">Abstract</text:span> for the front page</text:h>
      <text:p text:style-name="Text_20_body">In this document you will find <text:span text:style-name="T2">the details o</text:span>n how we will design and build, in the coming eight weeks, <text:s/>a sorting machine and the software that runs it. The Work Plan will contain <text:span text:style-name="T1">a clear schedule for the tasks to be completed over the course of the project. This includes, but is not limited to, assigning responsibility and setting deadlines for each deliverable. This document will likely be updated with newer versions later on as unforeseen circumstances arise.</text:span></text:p>
      <text:h text:style-name="P4" text:outline-level="1"/>
      <text:h text:style-name="P4" text:outline-level="1">Goals and objectives</text:h>
      <text:h text:style-name="P5" text:outline-level="2">Goal <text:span text:style-name="T3">of the project</text:span></text:h>
      <text:p text:style-name="P1">The goal of this project is to design and build a machine capable of sorting black and white disks and the embedded system controlling it. <text:span text:style-name="T3">In addition to this, we will learn how to perform different roles in a group project. Obtain experience in specification, design, and construction of a simple embedded system. As well as learning how to keep design and implementation of the software manageable by using a programming language as a stepping stone to the machine language. And to become aware of the influence of electrical and mechanical limitations on the realizability of machine controlled systems.</text:span></text:p>
      <text:p text:style-name="P2"/>
      <text:h text:style-name="P6" text:outline-level="2">[Add objectives he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2:27:43.425659332</meta:creation-date>
    <dc:date>2015-02-13T14:41:58.796036625</dc:date>
    <meta:editing-duration>PT1H11M32S</meta:editing-duration>
    <meta:editing-cycles>12</meta:editing-cycles>
    <meta:generator>LibreOffice/4.3.3.2$Linux_X86_64 LibreOffice_project/430m0$Build-2</meta:generator>
    <meta:document-statistic meta:table-count="0" meta:image-count="0" meta:object-count="0" meta:page-count="1" meta:paragraph-count="6" meta:word-count="193" meta:character-count="1159" meta:non-whitespace-character-count="971"/>
  </office:meta>
</office:document-meta>
</file>